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List4" style:family="paragraph">
      <style:paragraph-properties fo:line-height="100%"/>
    </style:style>
    <style:style style:name="P16" style:parent-style-name="List4" style:family="paragraph">
      <style:paragraph-properties fo:line-height="100%"/>
    </style:style>
    <style:style style:name="P17" style:parent-style-name="List4" style:family="paragraph">
      <style:paragraph-properties fo:line-height="100%"/>
    </style:style>
    <style:style style:name="P18" style:parent-style-name="List4" style:family="paragraph">
      <style:paragraph-properties fo:line-height="100%"/>
    </style:style>
    <style:style style:name="P19" style:parent-style-name="List4" style:family="paragraph">
      <style:paragraph-properties fo:line-height="100%"/>
    </style:style>
    <style:style style:name="P20" style:parent-style-name="List4" style:family="paragraph">
      <style:paragraph-properties fo:line-height="100%"/>
    </style:style>
    <style:style style:name="P21" style:parent-style-name="List4" style:family="paragraph">
      <style:paragraph-properties fo:line-height="100%"/>
    </style:style>
    <style:style style:name="P22" style:parent-style-name="List4" style:family="paragraph">
      <style:paragraph-properties fo:line-height="100%"/>
    </style:style>
    <style:style style:name="P23" style:parent-style-name="List4" style:family="paragraph">
      <style:paragraph-properties fo:line-height="100%"/>
    </style:style>
    <style:style style:name="P24" style:parent-style-name="List4" style:family="paragraph">
      <style:paragraph-properties fo:line-height="100%"/>
    </style:style>
    <style:style style:name="T25" style:parent-style-name="DefaultParagraphFont" style:family="text">
      <style:text-properties fo:font-style="italic" style:font-style-asian="italic" style:font-style-complex="italic"/>
    </style:style>
    <style:style style:name="P26" style:parent-style-name="Textbody" style:family="paragraph"/>
    <style:style style:name="P27" style:parent-style-name="Textbody" style:family="paragraph"/>
    <style:style style:name="T28" style:parent-style-name="DefaultParagraphFont" style:family="text">
      <style:text-properties fo:font-style="italic" style:font-style-asian="italic" style:font-style-complex="italic"/>
    </style:style>
    <style:style style:name="P29" style:parent-style-name="Textbody" style:family="paragraph"/>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style:style style:name="T34" style:parent-style-name="DefaultParagraphFont" style:family="text">
      <style:text-properties fo:font-weight="bold" style:font-weight-asian="bold" style:font-weight-complex="bold"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office:automatic-styles>
  <office:body>
    <office:text text:use-soft-page-breaks="true">
      <text:p text:style-name="P1">DBI3cli</text:p>
      <text:p text:style-name="Subtitle">DBI3 Log Download and KML Converter</text:p>
      <text:h text:style-name="Heading1" text:outline-level="1">Overview</text:h>
      <text:p text:style-name="Textbody">This application, written in Python, runs on Windows 10, Linux, and should run on MacOS.</text:p>
      <text:p text:style-name="Textbody">With the DBI3 plugged into a USB port, the<text:s/>application can download and/or delete LOG files located on the DBI3. <text:s/>When downloaded to the Computer, the log files are stored in a subdirectory based on the DBI3 serial number (e.g. DBI3logs/SN12345) to keep files separated in case you download from more than one DBI3. <text:s/>After downloading, the files can be immediately converted to KML format for display by Google Earth.</text:p>
      <text:p text:style-name="Textbody">When the DBI3 is not plugged into a USB port, this application can use the previously downloaded LOG files and convert/re-convert them to KML. <text:s/>It has the ability to<text:s/><text:span text:style-name="T5">tweak</text:span><text:s/>the KML output of the individual LOG files, altering the additional data fields included or shifting the altitude if the altimeter setting was incorrect during the flight.</text:p>
      <text:h text:style-name="Heading1" text:outline-level="1">Configuration</text:h>
      <text:p text:style-name="Textbody">Many options can be set for the application and will be persisted in a config file (<text:span text:style-name="T6">{HOME}/.DBI3config</text:span><text:s/>where {HOME} is the users home directory as defined by the OS). <text:s/>An important configuration item is the path to store DBI3 Log and KML files. <text:s/>The first time the application starts it will offer or default to use<text:s/><text:span text:style-name="T7">{HOME}/Documents/DBI3logs</text:span><text:s/>and<text:s/><text:span text:style-name="T8">{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 Log, overriding the application defaults.</text:p>
      <text:h text:style-name="Heading2" text:outline-level="2">Application config options:</text:h>
      <text:p text:style-name="List2">log_path – Directory path to store DBI3 Log files. <text:s/>The files will be an a serial number specific subdirectory under this path. (default<text:s/><text:span text:style-name="T9">{HOME}/Documents/DBI3logs</text:span>)</text:p>
      <text:p text:style-name="List2">kml_path – Directory path to store DBI3 KML output files. (default<text:s/><text:span text:style-name="T10">{HOME}/Documents/DBI3logs/kml</text:span>)</text:p>
      <text:p text:style-name="List2">com_port – USB comm port, the name is an OS specific format, config edit will attempt to help. (default<text:s/><text:span text:style-name="T11">None</text:span><text:s/>= attempt to automatically locate)</text:p>
      <text:p text:style-name="List2">filter_age_limit – Filter the Log/KML list display to files that are less than filter_age_limit days old.</text:p>
      <text:soft-page-break/>
      <text:p text:style-name="List2">filter_new – Filter the Log/KML list display to files that are new (newer any any Log/KML currently on the PC)</text:p>
      <text:p text:style-name="List2">filter_invalid – Filter the Log list display to files that are valid for KML conversion (i.e. it has GPS data records)</text:p>
      <text:p text:style-name="List2">altitudemode – Google Earth altitude mode for track display. <text:s/><text:span text:style-name="T12">clampToGround</text:span><text:s/>draws the track on the surface. <text:s/><text:span text:style-name="T13">absolute</text:span><text:s/>use the Log record altitude and will display the track above (or below!) ground. <text:s/><text:span text:style-name="T14">relativeToGround</text:span><text:s/>assumes the 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 The additional DBI3 log data (temperatures, speed, …) can be included as additional data in the KML file, <text:s/>This controls english vs. metric value conversion for the additional data.</text:p>
      <text:p text:style-name="List2">kml_fields – Controls the actual additional data fields that will be included in<text:s/>the KML. <text:s/>Consists of a comma separated list of the following:</text:p>
      <text:p text:style-name="P15">ALL<text:tab/>– Selects all of the following fields</text:p>
      <text:p text:style-name="P16">ROC<text:tab/>– Rate of Climb</text:p>
      <text:p text:style-name="P17">TOPT<text:tab/>– Top Temperature</text:p>
      <text:p text:style-name="P18">AMBT<text:tab/>– Ambient Temperature</text:p>
      <text:p text:style-name="P19">DIFF<text:tab/>– Computed difference from ambient to top temperature</text:p>
      <text:p text:style-name="P20">SOG<text:tab/>– Speed over Ground</text:p>
      <text:p text:style-name="P21">COG<text:tab/>– Course over Ground</text:p>
      <text:p text:style-name="P22">BATM<text:tab/>– DBI3 Battery voltage</text:p>
      <text:p text:style-name="P23">BRDT<text:tab/>– DBI3 internal board temperatures</text:p>
      <text:p text:style-name="P24"/>
      <text:p text:style-name="List2">verbose – Turns on verbose DEBUG output during execution for development testing.</text:p>
      <text:h text:style-name="Heading1" text:outline-level="1">KML edit (<text:span text:style-name="T25">tweak</text:span>)<text:s/>options:</text:h>
      <text:p text:style-name="List2">trim_start_time - Ignore DBI3 data until YYYYMMDDhhmmss (trim the beginning of the Log)</text:p>
      <text:p text:style-name="List2">trim_end_time - Ignore DBI3 data after YYYYMMDDhhmmss (trim the end of the Log)</text:p>
      <text:p text:style-name="List2">altitude_offset - floating point offset to the DBI3 reported altitude (adjust for incorrect altimeter setting)</text:p>
      <text:p text:style-name="List2">altitudemode - See<text:s/>Application config options.</text:p>
      <text:p text:style-name="List2">extend_to_ground - See Application config options.</text:p>
      <text:p text:style-name="List2">kml_use_metric - See Application config options.</text:p>
      <text:p text:style-name="List2">kml_fields – See Application config options.</text:p>
      <text:soft-page-break/>
      <text:h text:style-name="Heading1" text:outline-level="1">Modes of Operation</text:h>
      <text:p text:style-name="Textbody">The application has three modes of operation:</text:p>
      <text:list text:style-name="LFO1" text:continue-numbering="true">
        <text:list-item>
          <text:p text:style-name="P26">When started without command line options it will present interactive menus to prompt for command and control operations.</text:p>
        </text:list-item>
        <text:list-item>
          <text:p text:style-name="P27">When started with –<text:span text:style-name="T28">sync</text:span><text:s/>it will attempt to automatically connect to the DBI3, download all new files (newer than any log file currently in the Log path), and convert them to KML.</text:p>
        </text:list-item>
        <text:list-item>
          <text:p text:style-name="P29">When started with<text:s/><text:span text:style-name="T30">–file FILE</text:span><text:s/>it will convert the single Log<text:s/><text:span text:style-name="T31">FILE</text:span><text:s/>into KML, saving it in the same directory as<text:s/><text:span text:style-name="T32">FILE.</text:span></text:p>
        </text:list-item>
      </text:list>
      <text:h text:style-name="Heading1" text:outline-level="1">Menu Tree</text:h>
      <text:p text:style-name="PreformattedText">Main – prompt (DBI3)</text:p>
      <text:p text:style-name="PreformattedText"><text:s text:c="2"/>config – edit application config settings</text:p>
      <text:p text:style-name="PreformattedText"><text:s text:c="2"/>filter – set<text:s/><text:span text:style-name="T33">list</text:span><text:s/>display filter options</text:p>
      <text:p text:style-name="PreformattedText"><text:s text:c="2"/>Logs – (prompt = DBI3:Logs:SN12345)</text:p>
      <text:p text:style-name="PreformattedText"><text:s text:c="4"/>list – display the current DBI3 Log list and selection status</text:p>
      <text:p text:style-name="PreformattedText"><text:s text:c="4"/>select – select lines from the<text:s/><text:span text:style-name="T34">list</text:span><text:s/>for later download/conversion</text:p>
      <text:p text:style-name="PreformattedText"><text:s text:c="4"/>convert – download 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 (prompt = DBI3:KML:SN12345)</text:p>
      <text:p text:style-name="PreformattedText"><text:s text:c="4"/>list – display the current Log list and selection status</text:p>
      <text:p text:style-name="PreformattedText"><text:s text:c="4"/>edit N – edit the<text:s/><text:span text:style-name="T35">tweak</text:span><text:s/>settings for the given list line</text:p>
      <text:p text:style-name="PreformattedText"><text:s text:c="4"/>select – select lines from the<text:s/><text:span text:style-name="T36">list</text:span><text:s/>for later operation</text:p>
      <text:p text:style-name="PreformattedText"><text:s text:c="4"/>convert – convert all currently selected list items to KML</text:p>
      <text:p text:style-name="PreformattedText"><text:s text:c="4"/>refresh – refresh the current list</text:p>
      <text:p text:style-name="Textbody"/>
      <text:p text:style-name="Textbody"><text:span text:style-name="T37">Main</text:span><text:s/>has the options to set and alter the application configuration and listing filters.</text:p>
      <text:p text:style-name="Textbody"><text:span text:style-name="T38">Logs</text:span><text:s/>has the options to download, convert, and delete LOG files on the DBI3.<text:s text:c="2"/>If the application is unable to communicate with the DBI3 the menu reverts to Main. <text:s/>Otherwise the prompt includes the serial number of the DBI3 plugged into the USB port.</text:p>
      <text:p text:style-name="Textbody"><text:span text:style-name="T39">KML</text:span><text:s/>has the options to tweak conversion options and convert Log files to KML.<text:s/>. <text:s/>If the application has only ever downloaded logs for a single DBI3 (single serial number) those logs will be accessed and the prompt will reflect that serial number. <text:s/>Otherwise you will be prompted to select one of the available serial number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4625in"/>
          <style:tab-stop style:type="right" style:position="6.925in"/>
        </style:tab-stops>
      </style:paragraph-properties>
    </style:style>
    <number:date-style style:name="N3" number:language="en" number:country="US">
      <number:day number:calendar="gregorian"/>
      <number:text> </number:text>
      <number:month number:textual="true" number:style="long" number:calendar="gregorian"/>
      <number:text> </number:text>
      <number:year number:style="long" number:calendar="gregorian"/>
    </number:date-style>
    <number:date-style style:name="N4" number:language="en" number:country="US">
      <number:year number:style="long" number:calendar="gregorian"/>
      <number:text>-</number:text>
      <number:month number:style="long" number:calendar="gregorian"/>
      <number:text>-</number:text>
      <number:day number:style="long" number:calendar="gregorian"/>
    </number:date-style>
  </office:automatic-styles>
  <office:master-styles>
    <style:master-page style:name="MP0" style:page-layout-name="PL0">
      <style:footer>
        <text:p text:style-name="P2"><text:date style:data-style-name="N3"/><text:modification-date style:data-style-name="N4">2019-05-09 5:44 AM</text:modification-date><text:tab/>www.Aerostation.org<text:tab/><text:page-number style:num-format="1" text:fixed="false">3</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3-06T22:03:00Z</dc:date>
    <meta:template xlink:href="Normal.dotm" xlink:type="simple"/>
    <meta:editing-cycles>12</meta:editing-cycles>
    <meta:editing-duration>PT578460S</meta:editing-duration>
    <meta:document-statistic meta:page-count="3" meta:paragraph-count="12" meta:word-count="911" meta:character-count="6095" meta:row-count="43" meta:non-whitespace-character-count="5196"/>
  </office:meta>
</office:document-meta>
</file>